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24aa" officeooo:paragraph-rsid="001524aa"/>
    </style:style>
    <style:style style:name="P2" style:family="paragraph" style:parent-style-name="Standard">
      <style:text-properties officeooo:rsid="001524aa" officeooo:paragraph-rsid="0019755e"/>
    </style:style>
    <style:style style:name="P3" style:family="paragraph" style:parent-style-name="Standard">
      <style:text-properties officeooo:rsid="001524aa" officeooo:paragraph-rsid="001a8441"/>
    </style:style>
    <style:style style:name="P4" style:family="paragraph" style:parent-style-name="Standard">
      <style:text-properties officeooo:rsid="0017edce" officeooo:paragraph-rsid="0017edce"/>
    </style:style>
    <style:style style:name="P5" style:family="paragraph" style:parent-style-name="Standard">
      <style:text-properties officeooo:rsid="0019755e" officeooo:paragraph-rsid="0019755e"/>
    </style:style>
    <style:style style:name="P6" style:family="paragraph" style:parent-style-name="Standard">
      <style:text-properties officeooo:rsid="001a8441" officeooo:paragraph-rsid="001a8441"/>
    </style:style>
    <style:style style:name="P7" style:family="paragraph" style:parent-style-name="Standard">
      <style:text-properties fo:font-weight="bold" officeooo:paragraph-rsid="001a8441" style:font-weight-asian="bold" style:font-weight-complex="bold"/>
    </style:style>
    <style:style style:name="P8" style:family="paragraph" style:parent-style-name="Standard">
      <style:text-properties fo:font-weight="bold" officeooo:rsid="001524aa" officeooo:paragraph-rsid="001a8441" style:font-weight-asian="bold" style:font-weight-complex="bold"/>
    </style:style>
    <style:style style:name="P9" style:family="paragraph" style:parent-style-name="Standard">
      <style:text-properties fo:font-weight="bold" officeooo:rsid="001524aa" officeooo:paragraph-rsid="001524aa" style:font-weight-asian="bold" style:font-weight-complex="bold"/>
    </style:style>
    <style:style style:name="P10" style:family="paragraph" style:parent-style-name="Standard">
      <style:text-properties fo:font-weight="bold" officeooo:paragraph-rsid="0019755e" style:font-weight-asian="bold" style:font-weight-complex="bold"/>
    </style:style>
    <style:style style:name="P11" style:family="paragraph" style:parent-style-name="Standard">
      <style:text-properties fo:font-weight="bold" officeooo:rsid="0019755e" officeooo:paragraph-rsid="0019755e" style:font-weight-asian="bold" style:font-weight-complex="bold"/>
    </style:style>
    <style:style style:name="P12" style:family="paragraph" style:parent-style-name="Standard">
      <style:text-properties fo:font-weight="bold" officeooo:rsid="0017edce" officeooo:paragraph-rsid="0017edce" style:font-weight-asian="bold" style:font-weight-complex="bold"/>
    </style:style>
    <style:style style:name="P13" style:family="paragraph" style:parent-style-name="Standard">
      <style:text-properties fo:font-weight="bold" officeooo:rsid="001b8296" officeooo:paragraph-rsid="001b8296" style:font-weight-asian="bold" style:font-weight-complex="bold"/>
    </style:style>
    <style:style style:name="P14" style:family="paragraph" style:parent-style-name="Standard">
      <style:text-properties fo:font-weight="bold" officeooo:rsid="001c798e" officeooo:paragraph-rsid="001c798e" style:font-weight-asian="bold" style:font-weight-complex="bold"/>
    </style:style>
    <style:style style:name="P15" style:family="paragraph" style:parent-style-name="Standard">
      <style:text-properties fo:font-weight="normal" officeooo:rsid="001b8296" officeooo:paragraph-rsid="001b8296" style:font-weight-asian="normal" style:font-weight-complex="normal"/>
    </style:style>
    <style:style style:name="P16" style:family="paragraph" style:parent-style-name="Standard">
      <style:text-properties fo:font-weight="normal" officeooo:rsid="001c798e" officeooo:paragraph-rsid="001c798e" style:font-weight-asian="normal" style:font-weight-complex="normal"/>
    </style:style>
    <style:style style:name="P17" style:family="paragraph" style:parent-style-name="Standard">
      <style:text-properties fo:font-style="italic" officeooo:rsid="001524aa" officeooo:paragraph-rsid="001524aa" style:font-style-asian="italic" style:font-style-complex="italic"/>
    </style:style>
    <style:style style:name="P18" style:family="paragraph" style:parent-style-name="Standard">
      <style:text-properties fo:font-style="italic" officeooo:rsid="001524aa" officeooo:paragraph-rsid="001a8441" style:font-style-asian="italic" style:font-style-complex="italic"/>
    </style:style>
    <style:style style:name="P19" style:family="paragraph" style:parent-style-name="Standard">
      <style:text-properties fo:font-style="italic" officeooo:rsid="001a8441" officeooo:paragraph-rsid="001a8441" style:font-style-asian="italic" style:font-style-complex="italic"/>
    </style:style>
    <style:style style:name="P20" style:family="paragraph" style:parent-style-name="Standard">
      <style:text-properties fo:font-style="italic" officeooo:paragraph-rsid="001a8441" style:font-style-asian="italic" style:font-style-complex="italic"/>
    </style:style>
    <style:style style:name="P21" style:family="paragraph" style:parent-style-name="Standard">
      <style:text-properties fo:font-style="italic" fo:font-weight="normal" officeooo:rsid="001b8296" officeooo:paragraph-rsid="001b829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1c798e" officeooo:paragraph-rsid="001c798e" style:font-style-asian="italic" style:font-weight-asian="normal" style:font-style-complex="italic" style:font-weight-complex="normal"/>
    </style:style>
    <style:style style:name="T1" style:family="text">
      <style:text-properties officeooo:rsid="001524aa"/>
    </style:style>
    <style:style style:name="T2" style:family="text">
      <style:text-properties officeooo:rsid="0015b996"/>
    </style:style>
    <style:style style:name="T3" style:family="text">
      <style:text-properties officeooo:rsid="0019755e"/>
    </style:style>
    <style:style style:name="T4" style:family="text">
      <style:text-properties officeooo:rsid="001a8441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a844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rlando Gomez</text:p>
      <text:p text:style-name="P17">Physics PhD student, University of Notre Dame</text:p>
      <text:p text:style-name="P1">Suggested starting podcasts, first for free and then start charging a reasonable fee. </text:p>
      <text:p text:style-name="P1">Nuclear Regulatory Commission (NRC), Nuclear Energy Institute (NEI), other privatized nuclear power stations might be interested in paying me to start a campaign for awareness about nuclear energy in the society. Maybe, talk to someone in NDEnergy to get in contact with some HR people in the private nuclear power plants. <text:s/></text:p>
      <text:p text:style-name="P1"/>
      <text:p text:style-name="P9">Anne Pillai</text:p>
      <text:p text:style-name="P17">Outreach Director, NDEnergy, University of Notre Dame</text:p>
      <text:p text:style-name="P1">Asked me to pursue a course in Business, maybe to gain experience in entrepreneurship. Told me about ACE – Alliance for Catholic Education – Group of teachers who go and teach for a semester and come back to Notre Dame and get a degree in teaching.</text:p>
      <text:p text:style-name="P1">IEI – Institute for Educational Initiatives – bigger umbrella under which ACE comes. Contact Matt Kloser (Notre Dame Center for STEM education <text:span text:style-name="T2">on the IEI at ND website</text:span>)</text:p>
      <text:p text:style-name="P1">Contact Kaneb Center for any possible collaborations. <text:s text:c="2"/></text:p>
      <text:p text:style-name="P1"/>
      <text:p text:style-name="P12"><text:span text:style-name="T3">Don Howard</text:span></text:p>
      <text:p text:style-name="P19">Professor of Philosophy, University of Notre Dame</text:p>
      <text:p text:style-name="P6"/>
      <text:p text:style-name="P4"/>
      <text:p text:style-name="P11">Anna Simon</text:p>
      <text:p text:style-name="P19">Assistant Professor of Physics, University of Notre Dame</text:p>
      <text:p text:style-name="P6"/>
      <text:p text:style-name="P5"/>
      <text:p text:style-name="P10"><text:span text:style-name="T3">Ani </text:span>Aprahamian</text:p>
      <text:p text:style-name="P19">Professor o<text:span text:style-name="T1">f Physics, University of Notre Dame</text:span></text:p>
      <text:p text:style-name="P6"/>
      <text:p text:style-name="P2"/>
      <text:p text:style-name="P8">Micky Kilburn</text:p>
      <text:p text:style-name="P18"><text:span text:style-name="T5">Assistant Teaching Professor, Physics Laboratory Co-Director, </text:span><text:span text:style-name="T6">University of Notre Dame</text:span></text:p>
      <text:p text:style-name="P3"/>
      <text:p text:style-name="P3"/>
      <text:p text:style-name="P7">Jay Caponigro</text:p>
      <text:p text:style-name="P20"><text:span text:style-name="T4">D</text:span>irector of Community Engagement in the Office of Public Affairs, <text:span text:style-name="T4">University of Notre Dame</text:span></text:p>
      <text:p text:style-name="P6"/>
      <text:p text:style-name="P6"/>
      <text:p text:style-name="P13">Joseph Arroyo</text:p>
      <text:p text:style-name="P21">Physics PhD student, University of Notre Dame</text:p>
      <text:p text:style-name="P15"/>
      <text:p text:style-name="P15"/>
      <text:p text:style-name="P14">Mark Bourgeois</text:p>
      <text:p text:style-name="P16"/>
      <text:p text:style-name="P16"/>
      <text:p text:style-name="P14">Austin Nelson</text:p>
      <text:p text:style-name="P22">Outreach Director, Physics PhD student, University of Notre Dame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00:46:50.964243117</meta:creation-date>
    <dc:date>2019-11-22T01:19:24.473195497</dc:date>
    <meta:editing-duration>PT32M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37" meta:character-count="1540" meta:non-whitespace-character-count="1317"/>
  </office:meta>
</office:document-meta>
</file>